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40000000300309323F6FDEDE4CC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4.719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  <style:text-properties fo:color="#000000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  <style:text-properties fo:color="#000000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Ubuntu" fo:font-size="32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text-properties fo:color="#6666ff"/>
    </style:style>
    <style:style style:name="P15" style:family="paragraph">
      <loext:graphic-properties draw:fill="none" draw:fill-color="#ffffff"/>
      <style:text-properties fo:color="#ff00cc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style:font-name="Ubuntu" fo:font-style="italic" style:font-style-asian="italic" style:font-style-complex="italic"/>
    </style:style>
    <style:style style:name="T8" style:family="text">
      <style:text-properties style:font-name="Ubuntu" fo:font-style="normal" style:font-style-asian="normal" style:font-style-complex="normal"/>
    </style:style>
    <style:style style:name="T9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italic" fo:text-shadow="none" style:text-underline-style="none" fo:font-weight="normal" style:letter-kerning="true" fo:background-color="transparent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66ff"/>
    </style:style>
    <style:style style:name="T24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athematical Writing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2016-09-17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Writing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10" draw:layer="layout" svg:width="19.558cm" svg:height="7.874cm" svg:x="4.318cm" svg:y="7.112cm">
          <draw:text-box>
            <text:list text:style-name="L2">
              <text:list-item>
                <text:p text:style-name="P9"><text:span text:style-name="T6"><text:s/></text:span><text:span text:style-name="T6">Disproving statements by example</text:span><text:span text:style-name="T6"><text:line-break/></text:span><text:span text:style-name="T6"/></text:p>
              </text:list-item>
              <text:list-item>
                <text:p text:style-name="P9"><text:span text:style-name="T6"><text:s/></text:span><text:span text:style-name="T6">Writing simple proofs</text:span><text:span text:style-name="T6"><text:line-break/></text:span><text:span text:style-name="T6"/></text:p>
              </text:list-item>
              <text:list-item>
                <text:p text:style-name="P9"><text:span text:style-name="T6"><text:s/></text:span><text:span text:style-name="T6">Tracing Proof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1. Disproving Statements</text:span></text:p>
          </draw:text-box>
        </draw:frame>
        <draw:frame presentation:style-name="pr5" draw:text-style-name="P10" draw:layer="layout" svg:width="23.622cm" svg:height="11.395cm" svg:x="2.286cm" svg:y="4.572cm">
          <draw:text-box>
            <text:p text:style-name="P9"><text:span text:style-name="T6">To disprove a statement, we simply need </text:span><text:span text:style-name="T7">one</text:span><text:span text:style-name="T8"> example where the statement’s result is false.</text:span></text:p>
            <text:p text:style-name="P9"><text:span text:style-name="T8"/></text:p>
            <text:p text:style-name="P9"><text:span text:style-name="T8">Remember that…</text:span></text:p>
            <text:p text:style-name="P9"><text:span text:style-name="T8"/></text:p>
            <text:p text:style-name="P9"><text:span text:style-name="T8"/></text:p>
            <text:p text:style-name="P9"><text:span text:style-name="T8">For an implication to be </text:span><text:span text:style-name="T9">false</text:span><text:span text:style-name="T10"> (i.e., invalid): </text:span></text:p>
            <text:list text:style-name="L1">
              <text:list-item>
                <text:p text:style-name="P9"><text:span text:style-name="T10">the hypothesis must be true and </text:span></text:p>
              </text:list-item>
              <text:list-item>
                <text:p text:style-name="P9"><text:span text:style-name="T10">the conclusion must be false.</text:span></text:p>
              </text:list-item>
            </text:list>
          </draw:text-box>
        </draw:frame>
        <draw:frame draw:style-name="gr4" draw:text-style-name="P11" draw:layer="layout" svg:width="12.7cm" svg:height="2.54cm" svg:x="12.192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1. Disproving Statements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 text:style-name="P9"><text:span text:style-name="T10">Proving a statement requires more than just plugging in numbers to see what works out, because we would have to check </text:span><text:span text:style-name="T11">the entire domain</text:span><text:span text:style-name="T10"> – and usually this is infinite.</text:span></text:p>
            <text:p text:style-name="P9"><text:span text:style-name="T10"/></text:p>
            <text:p text:style-name="P9"><text:span text:style-name="T10">But, at least, for disproving a statement, we can plug in values to show an example where the statement is inval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1. Disproving Statements</text:span></text:p>
          </draw:text-box>
        </draw:frame>
        <draw:frame presentation:style-name="pr7" draw:text-style-name="P10" draw:layer="layout" svg:width="23.622cm" svg:height="14.719cm" svg:x="2.286cm" svg:y="4.572cm">
          <draw:text-box>
            <text:p text:style-name="P11"><text:span text:style-name="T12">Statement:</text:span></text:p>
            <text:p text:style-name="P11"><text:span text:style-name="T13">For every integer , if </text:span><text:span text:style-name="T14">n</text:span><text:span text:style-name="T13"> is odd, </text:span><text:span text:style-name="T13"><text:line-break/></text:span><text:span text:style-name="T13">then </text:span><text:span text:style-name="T13"><text:tab/></text:span><text:span text:style-name="T13"><text:tab/></text:span><text:span text:style-name="T13"><text:tab/></text:span><text:span text:style-name="T13">is a prime number.</text:span></text:p>
            <text:p text:style-name="P11"><text:span text:style-name="T15"/></text:p>
            <text:p text:style-name="P11"><text:span text:style-name="T12">Disprove:</text:span></text:p>
            <text:p text:style-name="P11"><text:span text:style-name="T15">Plugging in the value </text:span><text:span text:style-name="T16">9</text:span><text:span text:style-name="T15"> results in </text:span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>And 85 is divisible by 5 and 17, so the statement is </text:span><text:span text:style-name="T17">false.</text:span></text:p>
          </draw:text-box>
        </draw:frame>
        <draw:frame draw:style-name="gr4" draw:text-style-name="P11" draw:layer="layout" svg:width="2.54cm" svg:height="1.27cm" svg:x="10.006cm" svg:y="6.65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2.54cm" svg:height="1.27cm" svg:x="12.954cm" svg:y="11.93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3.548cm" svg:height="1.128cm" svg:x="11.938cm" svg:y="13.2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32cm" svg:height="1.128cm" svg:x="11.938cm" svg:y="14.3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2. Writing simple proofs</text:span></text:p>
          </draw:text-box>
        </draw:frame>
        <draw:frame presentation:style-name="pr8" draw:text-style-name="P12" draw:layer="layout" svg:width="23.622cm" svg:height="11.395cm" svg:x="2.286cm" svg:y="4.572cm">
          <draw:text-box>
            <text:p text:style-name="P11"><text:span text:style-name="T15">For these simple proofs, </text:span><text:span text:style-name="T15"><text:line-break/></text:span><text:span text:style-name="T15">we use the definitions:</text:span></text:p>
            <text:p text:style-name="P11"><text:span text:style-name="T15"/></text:p>
            <text:p><text:span text:style-name="T18">Divisible by 4</text:span></text:p>
            <text:p><text:span text:style-name="T19">“</text:span><text:span text:style-name="T19">An integer </text:span><text:span text:style-name="T20">n</text:span><text:span text:style-name="T19"> is divisible by 4 if it can be written in the form </text:span><text:span text:style-name="T20">n = 4M</text:span><text:span text:style-name="T19"> for some integer M”</text:span></text:p>
            <text:p><text:span text:style-name="T21"/></text:p>
            <text:p><text:span text:style-name="T18">Even</text:span></text:p>
            <text:p><text:span text:style-name="T19">“</text:span><text:span text:style-name="T19">An integer </text:span><text:span text:style-name="T20">n</text:span><text:span text:style-name="T19"> is even if it can be written in the form </text:span><text:span text:style-name="T20">n = 2K</text:span><text:span text:style-name="T19"> for some integer K”</text:span></text:p>
            <text:p><text:span text:style-name="T21"/></text:p>
            <text:p><text:span text:style-name="T18">Odd</text:span></text:p>
            <text:p><text:span text:style-name="T19">“</text:span><text:span text:style-name="T19">...an integer </text:span><text:span text:style-name="T20">m</text:span><text:span text:style-name="T19"> is odd if it can be written in the form </text:span><text:span text:style-name="T20">m = 2L+1</text:span><text:span text:style-name="T19"> for some integer L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2. Writing simple proofs</text:span></text:p>
          </draw:text-box>
        </draw:frame>
        <draw:frame presentation:style-name="pr9" draw:text-style-name="P12" draw:layer="layout" svg:width="23.622cm" svg:height="11.395cm" svg:x="2.286cm" svg:y="4.572cm">
          <draw:text-box>
            <text:p text:style-name="P11"><text:span text:style-name="T15">Using the definitions of even, odd, and divisible by some number, we prove statements by subbing out simple variables like “x” with a statement like</text:span></text:p>
            <text:p text:style-name="P11"><text:span text:style-name="T15">“</text:span><text:span text:style-name="T15">2K+1” for odd, “2L” for even,</text:span><text:span text:style-name="T15"><text:line-break/></text:span><text:span text:style-name="T15">or “4M” for divisible by 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2. Writing simple proofs</text:span></text:p>
          </draw:text-box>
        </draw:frame>
        <draw:frame presentation:style-name="pr10" draw:text-style-name="P12" draw:layer="layout" svg:width="23.622cm" svg:height="11.395cm" svg:x="2.286cm" svg:y="4.572cm">
          <draw:text-box>
            <text:p text:style-name="P11"><text:span text:style-name="T15">Example: Show that 10 is even with a proof.</text:span></text:p>
            <text:p text:style-name="P11"><text:span text:style-name="T15"/></text:p>
            <text:p text:style-name="P11"><text:span text:style-name="T15">Answer: Show that 10 is even by using</text:span><text:span text:style-name="T15"><text:line-break/></text:span><text:span text:style-name="T15">“2L” as the definition of an even number…</text:span></text:p>
            <text:p text:style-name="P11"><text:span text:style-name="T15"/></text:p>
            <text:p text:style-name="P11"><text:span text:style-name="T15">2 <text:s/>x 5 = 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2. Writing simple proofs</text:span></text:p>
          </draw:text-box>
        </draw:frame>
        <draw:frame presentation:style-name="pr11" draw:text-style-name="P12" draw:layer="layout" svg:width="23.622cm" svg:height="11.395cm" svg:x="2.286cm" svg:y="4.572cm">
          <draw:text-box>
            <text:p text:style-name="P11"><text:span text:style-name="T12">Statement:</text:span></text:p>
            <text:p><text:span text:style-name="T22">“</text:span><text:span text:style-name="T22">The result of summing any odd integer </text:span><text:span text:style-name="T22"><text:line-break/></text:span><text:span text:style-name="T22">with any even integer is an odd integer.”</text:span></text:p>
            <text:p><text:span text:style-name="T15"/></text:p>
            <text:p><text:span text:style-name="T12">Proof:</text:span></text:p>
            <text:p><text:span text:style-name="T21">We can use “2K+1” to represent an odd integer </text:span><text:span text:style-name="T21"><text:line-break/></text:span><text:span text:style-name="T21">and “2L” to represent an even integer.</text:span></text:p>
            <text:p><text:span text:style-name="T21"/></text:p>
            <text:p><text:span text:style-name="T21">The expected output should come out to</text:span></text:p>
            <text:p><text:span text:style-name="T21">2n+1</text:span></text:p>
            <text:p><text:span text:style-name="T21">(where n could be some combination of K and L together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2. Writing simple proofs</text:span></text:p>
          </draw:text-box>
        </draw:frame>
        <draw:frame presentation:style-name="pr12" draw:text-style-name="P12" draw:layer="layout" svg:width="23.622cm" svg:height="13.935cm" svg:x="2.286cm" svg:y="4.572cm">
          <draw:text-box>
            <text:p text:style-name="P11"><text:span text:style-name="T12">Statement:</text:span></text:p>
            <text:p><text:span text:style-name="T22">“</text:span><text:span text:style-name="T22">The result of summing any odd integer </text:span><text:span text:style-name="T22"><text:line-break/></text:span><text:span text:style-name="T22">with any even integer is an odd integer.”</text:span></text:p>
            <text:p><text:span text:style-name="T15"/></text:p>
            <text:p><text:span text:style-name="T12">Proof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5">The result is 2 x </text:span><text:span text:style-name="T16">some integer</text:span><text:span text:style-name="T15"> + 1,</text:span></text:p>
            <text:p><text:span text:style-name="T15">Which is the definition of an odd number.</text:span></text:p>
            <text:p><text:span text:style-name="T21"/></text:p>
          </draw:text-box>
        </draw:frame>
        <draw:frame draw:style-name="gr4" draw:text-style-name="P11" draw:layer="layout" svg:width="6.391cm" svg:height="1.222cm" svg:x="10.881cm" svg:y="10.41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5.787cm" svg:height="1.128cm" svg:x="10.977cm" svg:y="11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1" draw:layer="layout" svg:width="5.879cm" svg:height="1.221cm" svg:x="10.977cm" svg:y="13.09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3. Tracing Proofs</text:span></text:p>
          </draw:text-box>
        </draw:frame>
        <draw:frame presentation:style-name="pr13" draw:text-style-name="P12" draw:layer="layout" svg:width="23.622cm" svg:height="11.395cm" svg:x="2.286cm" svg:y="4.572cm">
          <draw:text-box>
            <text:p text:style-name="P11"><text:span text:style-name="T15">We will also be tracing proofs.</text:span></text:p>
            <text:p text:style-name="P11"><text:span text:style-name="T15"/></text:p>
            <text:p text:style-name="P11"><text:span text:style-name="T15">This means taking a proof and plugging in some numbers to “test it out”.</text:span></text:p>
            <text:p text:style-name="P11"><text:span text:style-name="T15"/></text:p>
            <text:p text:style-name="P11"><text:span text:style-name="T15">This is similar to how we were trying to disprove statements, but not with the intent to disprove – merely in order to </text:span><text:span text:style-name="T16">familiarize</text:span><text:span text:style-name="T15"> ourselves with the proof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3. Tracing Proofs</text:span></text:p>
          </draw:text-box>
        </draw:frame>
        <draw:frame presentation:style-name="pr14" draw:text-style-name="P12" draw:layer="layout" svg:width="23.622cm" svg:height="11.395cm" svg:x="2.286cm" svg:y="4.572cm">
          <draw:text-box>
            <text:p text:style-name="P11"><text:span text:style-name="T15">We will also be tracing proofs.</text:span></text:p>
            <text:p text:style-name="P11"><text:span text:style-name="T15"/></text:p>
            <text:p text:style-name="P11"><text:span text:style-name="T15">This means taking a proof and plugging in some numbers to “test it out”.</text:span></text:p>
            <text:p text:style-name="P11"><text:span text:style-name="T15"/></text:p>
            <text:p text:style-name="P11"><text:span text:style-name="T15">This is similar to how we were trying to disprove statements, but not with the intent to disprove – merely in order to </text:span><text:span text:style-name="T16">familiarize</text:span><text:span text:style-name="T15"> ourselves with the proof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3. Tracing Proofs</text:span></text:p>
          </draw:text-box>
        </draw:frame>
        <draw:frame presentation:style-name="pr15" draw:text-style-name="P12" draw:layer="layout" svg:width="23.622cm" svg:height="11.395cm" svg:x="2.286cm" svg:y="4.572cm">
          <draw:text-box>
            <text:p text:style-name="P11"><text:span text:style-name="T12">Statement:</text:span></text:p>
            <text:p text:style-name="P11"><text:span text:style-name="T15">For all integers </text:span><text:span text:style-name="T16">n &gt; 4</text:span><text:span text:style-name="T15">, if </text:span><text:span text:style-name="T16">n</text:span><text:span text:style-name="T15"> is a perfect square, then </text:span><text:span text:style-name="T16">n – 1</text:span><text:span text:style-name="T15"> is not a prime number.</text:span></text:p>
            <text:p text:style-name="P11"><text:span text:style-name="T15"/></text:p>
            <text:p text:style-name="P11"><text:span text:style-name="T12">Tracing:</text:span></text:p>
            <text:p text:style-name="P11"><text:span text:style-name="T15"/></text:p>
          </draw:text-box>
        </draw:frame>
        <draw:frame draw:style-name="gr4" draw:text-style-name="P11" draw:layer="layout" svg:width="6.077cm" svg:height="1.128cm" svg:x="10.881cm" svg:y="10.9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7.042cm" svg:height="1.128cm" svg:x="10.23cm" svg:y="12.33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8.031cm" svg:height="1.128cm" svg:x="9.906cm" svg:y="13.71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4" draw:layer="layout" svg:width="6.858cm" svg:height="0.962cm" svg:x="3.048cm" svg:y="11.176cm">
          <draw:text-box>
            <text:p text:style-name="P13"><text:span text:style-name="T23">Try 1</text:span></text:p>
          </draw:text-box>
        </draw:frame>
        <draw:frame draw:style-name="gr5" draw:text-style-name="P14" draw:layer="layout" svg:width="6.858cm" svg:height="0.962cm" svg:x="3.048cm" svg:y="12.5cm">
          <draw:text-box>
            <text:p text:style-name="P13"><text:span text:style-name="T23">Try 2</text:span></text:p>
          </draw:text-box>
        </draw:frame>
        <draw:frame draw:style-name="gr5" draw:text-style-name="P14" draw:layer="layout" svg:width="6.858cm" svg:height="0.962cm" svg:x="3.048cm" svg:y="13.882cm">
          <draw:text-box>
            <text:p text:style-name="P13"><text:span text:style-name="T23">Try 3</text:span></text:p>
          </draw:text-box>
        </draw:frame>
        <draw:frame draw:style-name="gr6" draw:text-style-name="P15" draw:layer="layout" svg:width="7.62cm" svg:height="1.673cm" svg:x="18.796cm" svg:y="13.77cm">
          <draw:text-box>
            <text:p><text:span text:style-name="T24">(11 and 13 are factors)</text:span></text:p>
          </draw:text-box>
        </draw:frame>
        <draw:frame draw:style-name="gr6" draw:text-style-name="P15" draw:layer="layout" svg:width="7.62cm" svg:height="1.673cm" svg:x="18.796cm" svg:y="12.446cm">
          <draw:text-box>
            <text:p><text:span text:style-name="T24">(5 and 3 are factors)</text:span></text:p>
          </draw:text-box>
        </draw:frame>
        <draw:frame draw:style-name="gr6" draw:text-style-name="P15" draw:layer="layout" svg:width="7.62cm" svg:height="1.673cm" svg:x="18.796cm" svg:y="11.027cm">
          <draw:text-box>
            <text:p><text:span text:style-name="T24">(2 and 4 are factor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09-18T11:16:17.332293128</dc:date>
    <meta:editing-duration>PT1H8M43S</meta:editing-duration>
    <meta:editing-cycles>51</meta:editing-cycles>
    <meta:generator>LibreOffice/5.1.4.2$Linux_X86_64 LibreOffice_project/10m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→</mo>
              <mi>q</mi>
            </mrow>
          </mrow>
          <mo fence="true" stretchy="false">)</mo>
        </mrow>
      </mrow>
      <mo stretchy="false">≡</mo>
      <mrow>
        <mi>p</mi>
        <mo stretchy="false">∧</mo>
        <mrow>
          <mo stretchy="false">¬</mo>
          <mi>q</mi>
        </mrow>
      </mrow>
    </mrow>
    <annotation encoding="StarMath 5.0">neg(p -&gt; q) equiv p and neg q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n>16</mn>
      </mrow>
      <mi>;</mi>
      <mrow>
        <mrow>
          <mi>n</mi>
          <mo stretchy="false">−</mo>
          <mn>1</mn>
        </mrow>
        <mo stretchy="false">=</mo>
        <mn>15</mn>
      </mrow>
    </mrow>
    <annotation encoding="StarMath 5.0">n = 16; n - 1 = 15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n>144</mn>
      </mrow>
      <mi>;</mi>
      <mrow>
        <mrow>
          <mi>n</mi>
          <mo stretchy="false">−</mo>
          <mn>1</mn>
        </mrow>
        <mo stretchy="false">=</mo>
        <mn>143</mn>
      </mrow>
    </mrow>
    <annotation encoding="StarMath 5.0">n = 144; n - 1 = 143</annotation>
  </semantics>
</math>
</file>

<file path=Object 2/content.xml><?xml version="1.0" encoding="utf-8"?>
<math xmlns="http://www.w3.org/1998/Math/MathML" display="block">
  <semantics>
    <mrow>
      <msup>
        <mi>n</mi>
        <mn>2</mn>
      </msup>
      <mo stretchy="false">+</mo>
      <mn>4</mn>
    </mrow>
    <annotation encoding="StarMath 5.0">n^2 + 4</annotation>
  </semantics>
</math>
</file>

<file path=Object 3/content.xml><?xml version="1.0" encoding="utf-8"?>
<math xmlns="http://www.w3.org/1998/Math/MathML" display="block">
  <semantics>
    <mrow>
      <msup>
        <mn>9</mn>
        <mn>2</mn>
      </msup>
      <mo stretchy="false">+</mo>
      <mn>4</mn>
    </mrow>
    <annotation encoding="StarMath 5.0">9^2 + 4</annotation>
  </semantics>
</math>
</file>

<file path=Object 4/content.xml><?xml version="1.0" encoding="utf-8"?>
<math xmlns="http://www.w3.org/1998/Math/MathML" display="block">
  <semantics>
    <mrow>
      <mrow/>
      <mo stretchy="false">=</mo>
      <mrow>
        <mn>81</mn>
        <mo stretchy="false">+</mo>
        <mn>4</mn>
      </mrow>
    </mrow>
    <annotation encoding="StarMath 5.0">{} = 81 + 4</annotation>
  </semantics>
</math>
</file>

<file path=Object 5/content.xml><?xml version="1.0" encoding="utf-8"?>
<math xmlns="http://www.w3.org/1998/Math/MathML" display="block">
  <semantics>
    <mrow>
      <mrow/>
      <mo stretchy="false">=</mo>
      <mn>85</mn>
    </mrow>
    <annotation encoding="StarMath 5.0">{} = 85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K</mi>
              <mo stretchy="false">+</mo>
              <mn>1</mn>
            </mrow>
          </mrow>
        </mrow>
        <mo fence="true" stretchy="false">)</mo>
      </mrow>
      <mo stretchy="false">+</mo>
      <mrow>
        <mo fence="true" stretchy="false">(</mo>
        <mrow>
          <mrow>
            <mn>2</mn>
            <mi>L</mi>
          </mrow>
        </mrow>
        <mo fence="true" stretchy="false">)</mo>
      </mrow>
    </mrow>
    <annotation encoding="StarMath 5.0">(2K+1) + ( 2L )</annotation>
  </semantics>
</math>
</file>

<file path=Object 7/content.xml><?xml version="1.0" encoding="utf-8"?>
<math xmlns="http://www.w3.org/1998/Math/MathML" display="block">
  <semantics>
    <mrow>
      <mrow>
        <mrow/>
        <mo stretchy="false">=</mo>
        <mn>2</mn>
      </mrow>
      <mrow>
        <mi>K</mi>
        <mo stretchy="false">+</mo>
        <mn>2</mn>
      </mrow>
      <mrow>
        <mi>L</mi>
        <mo stretchy="false">+</mo>
        <mn>1</mn>
      </mrow>
    </mrow>
    <annotation encoding="StarMath 5.0">{} = 2K + 2L + 1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n>2</mn>
      </mrow>
      <mrow>
        <mrow>
          <mo fence="true" stretchy="false">(</mo>
          <mrow>
            <mrow>
              <mi>K</mi>
              <mo stretchy="false">+</mo>
              <mi>L</mi>
            </mrow>
          </mrow>
          <mo fence="true" stretchy="false">)</mo>
        </mrow>
        <mo stretchy="false">+</mo>
        <mn>1</mn>
      </mrow>
    </mrow>
    <annotation encoding="StarMath 5.0">{} = 2(K+L) + 1</annotation>
  </semantics>
</math>
</file>

<file path=Object 9/content.xml><?xml version="1.0" encoding="utf-8"?>
<math xmlns="http://www.w3.org/1998/Math/MathML" display="block">
  <semantics>
    <mrow>
      <mrow>
        <mi>n</mi>
        <mo stretchy="false">=</mo>
        <mn>9</mn>
      </mrow>
      <mi>;</mi>
      <mrow>
        <mrow>
          <mn>9</mn>
          <mo stretchy="false">−</mo>
          <mn>1</mn>
        </mrow>
        <mo stretchy="false">=</mo>
        <mn>8</mn>
      </mrow>
    </mrow>
    <annotation encoding="StarMath 5.0">n = 9; 9-1 = 8</annotation>
  </semantics>
</math>
</file>